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Verdana" svg:font-family="Verdana, Geneva, 'DejaVu Sans',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fo:margin-top="0in" fo:margin-bottom="0in" loext:contextual-spacing="false" fo:orphans="2" fo:widows="2"/>
      <style:text-properties fo:font-variant="normal" fo:text-transform="none" fo:color="#000000" style:font-name="Verdana" fo:font-size="12.3000001907349pt" fo:letter-spacing="normal" fo:font-style="normal" fo:font-weight="normal" officeooo:paragraph-rsid="00107662"/>
    </style:style>
    <style:style style:name="P2" style:family="paragraph" style:parent-style-name="Text_20_body" style:list-style-name="L1">
      <style:paragraph-properties fo:margin-top="0in" fo:margin-bottom="0in" loext:contextual-spacing="false" fo:orphans="2" fo:widows="2"/>
      <style:text-properties fo:font-variant="normal" fo:text-transform="none" fo:color="#000000" style:font-name="Verdana" fo:font-size="12.3000001907349pt" fo:letter-spacing="normal" fo:font-style="normal" fo:font-weight="bold" style:font-weight-asian="bold" style:font-weight-complex="bold"/>
    </style:style>
    <style:style style:name="P3" style:family="paragraph" style:parent-style-name="Text_20_body" style:list-style-name="L1">
      <style:paragraph-properties fo:margin-top="0in" fo:margin-bottom="0in" loext:contextual-spacing="false" fo:orphans="2" fo:widows="2"/>
      <style:text-properties fo:font-variant="normal" fo:text-transform="none" fo:color="#000000" style:font-name="Verdana" fo:font-size="12.3000001907349pt" fo:letter-spacing="normal" fo:font-style="normal" fo:font-weight="bold" officeooo:paragraph-rsid="00107662" style:font-weight-asian="bold" style:font-weight-complex="bold"/>
    </style:style>
    <style:style style:name="P4" style:family="paragraph" style:parent-style-name="Text_20_body" style:list-style-name="L1">
      <style:paragraph-properties fo:margin-top="0in" fo:margin-bottom="0in" loext:contextual-spacing="false" fo:orphans="2" fo:widows="2"/>
      <style:text-properties officeooo:paragraph-rsid="00107662"/>
    </style:style>
    <style:style style:name="P5" style:family="paragraph" style:parent-style-name="Text_20_body">
      <style:paragraph-properties fo:margin-top="0in" fo:margin-bottom="0in" loext:contextual-spacing="false" fo:orphans="2" fo:widows="2" fo:padding="0in" fo:border="none"/>
      <style:text-properties fo:font-variant="normal" fo:text-transform="none" fo:color="#000000" style:font-name="Verdana" fo:font-size="12.3000001907349pt" fo:letter-spacing="normal" fo:font-style="normal" fo:font-weight="bold" style:font-weight-asian="bold" style:font-weight-complex="bold"/>
    </style:style>
    <style:style style:name="P6" style:family="paragraph" style:parent-style-name="Text_20_body" style:list-style-name="L1">
      <style:paragraph-properties fo:margin-top="0in" fo:margin-bottom="0in" loext:contextual-spacing="false" fo:orphans="2" fo:widows="2" fo:padding="0in" fo:border="none"/>
      <style:text-properties fo:font-variant="normal" fo:text-transform="none" fo:color="#000000" style:font-name="Verdana" fo:font-size="12.3000001907349pt" fo:letter-spacing="normal" fo:font-style="normal" fo:font-weight="bold" style:font-weight-asian="bold" style:font-weight-complex="bold"/>
    </style:style>
    <style:style style:name="P7" style:family="paragraph" style:parent-style-name="Text_20_body" style:list-style-name="L1">
      <style:paragraph-properties fo:orphans="2" fo:widows="2" fo:padding="0in" fo:border="none"/>
      <style:text-properties fo:font-weight="bold" style:font-weight-asian="bold" style:font-weight-complex="bold"/>
    </style:style>
    <style:style style:name="P8" style:family="paragraph" style:parent-style-name="Text_20_body">
      <style:paragraph-properties fo:orphans="2" fo:widows="2" fo:padding="0in" fo:border="none"/>
      <style:text-properties fo:language="sk" fo:country="SK" fo:font-weight="normal" officeooo:rsid="0012c380" officeooo:paragraph-rsid="0012c380" style:font-weight-asian="normal" style:font-weight-complex="normal"/>
    </style:style>
    <style:style style:name="P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erdana" fo:font-size="12.3000001907349pt" fo:letter-spacing="normal" fo:font-style="normal" fo:font-weight="bold" style:font-weight-asian="bold" style:font-weight-complex="bold"/>
    </style:style>
    <style:style style:name="P1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erdana" fo:font-size="12.3000001907349pt" fo:letter-spacing="normal" fo:language="sk" fo:country="SK" fo:font-style="normal" fo:font-weight="normal" officeooo:rsid="00107662" officeooo:paragraph-rsid="00107662" style:font-weight-asian="normal" style:font-weight-complex="normal"/>
    </style:style>
    <style:style style:name="P11" style:family="paragraph" style:parent-style-name="Text_20_body">
      <style:paragraph-properties fo:margin-left="0in" fo:margin-right="0in" fo:margin-top="0in" fo:margin-bottom="0in" loext:contextual-spacing="false" fo:line-height="138%" fo:orphans="2" fo:widows="2" fo:text-indent="0in" style:auto-text-indent="false" fo:padding="0in" fo:border="none" style:writing-mode="lr-tb"/>
      <style:text-properties fo:font-variant="normal" fo:text-transform="none" fo:color="#000000" style:text-line-through-style="none" style:text-line-through-type="none" style:font-name="Arial1" fo:font-size="12pt" fo:letter-spacing="normal" fo:language="sk" fo:country="SK" fo:font-style="normal" style:text-underline-style="none" fo:font-weight="normal" officeooo:rsid="001b0650" officeooo:paragraph-rsid="00125a16" style:text-blinking="false" fo:background-color="transparent" style:font-size-asian="10.5pt" style:font-weight-asian="bold" style:font-size-complex="12pt" style:font-weight-complex="bold"/>
    </style:style>
    <style:style style:name="P12" style:family="paragraph" style:parent-style-name="Text_20_body">
      <style:paragraph-properties fo:margin-left="0in" fo:margin-right="0in" fo:margin-top="0in" fo:margin-bottom="0in" loext:contextual-spacing="false" fo:line-height="138%" fo:orphans="2" fo:widows="2" fo:text-indent="0in" style:auto-text-indent="false" fo:padding="0in" fo:border="none" style:writing-mode="lr-tb"/>
      <style:text-properties fo:font-variant="normal" fo:text-transform="none" fo:color="#000000" style:text-line-through-style="none" style:text-line-through-type="none" style:font-name="Arial1" fo:font-size="12pt" fo:letter-spacing="normal" fo:language="sk" fo:country="SK" fo:font-style="normal" style:text-underline-style="none" fo:font-weight="normal" officeooo:rsid="00125a16" officeooo:paragraph-rsid="00125a16" style:text-blinking="false" fo:background-color="transparent" style:font-size-asian="10.5pt" style:font-weight-asian="bold" style:font-size-complex="12pt" style:font-weight-complex="bold"/>
    </style:style>
    <style:style style:name="P13" style:family="paragraph" style:parent-style-name="Text_20_body">
      <style:paragraph-properties fo:margin-left="0in" fo:margin-right="0in" fo:margin-top="0in" fo:margin-bottom="0.1665in" loext:contextual-spacing="false" fo:line-height="138%" fo:orphans="2" fo:widows="2" fo:text-indent="0in" style:auto-text-indent="false" fo:padding="0in" fo:border="none" style:writing-mode="lr-tb"/>
      <style:text-properties fo:font-variant="normal" fo:text-transform="none" fo:color="#000000" style:font-name="Arial1" fo:font-size="12pt" fo:letter-spacing="normal" fo:font-style="normal" fo:font-weight="normal" officeooo:rsid="00107662" officeooo:paragraph-rsid="00107662" style:font-weight-asian="bold" style:font-weight-complex="bold"/>
    </style:style>
    <style:style style:name="P14" style:family="paragraph" style:parent-style-name="Text_20_body">
      <style:paragraph-properties fo:margin-top="0in" fo:margin-bottom="0.1665in" loext:contextual-spacing="false" fo:line-height="138%" fo:orphans="2" fo:widows="2" fo:padding="0in" fo:border="none" style:writing-mode="lr-tb"/>
      <style:text-properties fo:font-variant="normal" fo:text-transform="none" fo:color="#000000" style:font-name="Verdana" fo:font-size="12.3000001907349pt" fo:letter-spacing="normal" fo:language="sk" fo:country="SK" fo:font-style="normal" fo:font-weight="normal" officeooo:rsid="001ff3df" officeooo:paragraph-rsid="00107662" style:font-weight-asian="normal" style:font-weight-complex="normal"/>
    </style:style>
    <style:style style:name="P15" style:family="paragraph" style:parent-style-name="Text_20_body">
      <style:paragraph-properties fo:margin-top="0in" fo:margin-bottom="0.1665in" loext:contextual-spacing="false" fo:line-height="138%" fo:orphans="2" fo:widows="2" style:writing-mode="lr-tb"/>
      <style:text-properties fo:font-variant="normal" fo:text-transform="none" fo:color="#000000" style:font-name="Verdana" fo:font-size="12.3000001907349pt" fo:letter-spacing="normal" fo:font-style="normal" fo:font-weight="normal" officeooo:paragraph-rsid="00107662"/>
    </style:style>
    <style:style style:name="T1" style:family="text">
      <style:text-properties style:font-name="Arial"/>
    </style:style>
    <style:style style:name="T2" style:family="text">
      <style:text-properties style:font-name="Arial" officeooo:rsid="00215055"/>
    </style:style>
    <style:style style:name="T3" style:family="text">
      <style:text-properties style:text-line-through-style="none" style:text-line-through-type="none" fo:language="sk" fo:country="SK" style:text-underline-style="none" style:text-blinking="false" fo:background-color="transparent" loext:char-shading-value="0" style:font-size-asian="10.5pt" style:font-size-complex="12pt"/>
    </style:style>
    <style:style style:name="T4" style:family="text">
      <style:text-properties style:text-line-through-style="none" style:text-line-through-type="none" fo:language="sk" fo:country="SK" style:text-underline-style="none" officeooo:rsid="00173ed4" style:text-blinking="false" fo:background-color="transparent" loext:char-shading-value="0" style:font-size-asian="10.5pt" style:font-size-complex="12pt"/>
    </style:style>
    <style:style style:name="T5" style:family="text">
      <style:text-properties style:text-line-through-style="none" style:text-line-through-type="none" fo:language="sk" fo:country="SK" style:text-underline-style="none" officeooo:rsid="0017102a" style:text-blinking="false" fo:background-color="transparent" loext:char-shading-value="0" style:font-size-asian="10.5pt" style:font-size-complex="12pt"/>
    </style:style>
    <style:style style:name="T6" style:family="text">
      <style:text-properties style:text-line-through-style="none" style:text-line-through-type="none" fo:language="sk" fo:country="SK" style:text-underline-style="none" officeooo:rsid="001474a8" style:text-blinking="false" fo:background-color="transparent" loext:char-shading-value="0" style:font-size-asian="10.5pt" style:font-size-complex="12pt"/>
    </style:style>
    <style:style style:name="T7" style:family="text">
      <style:text-properties style:text-line-through-style="none" style:text-line-through-type="none" style:font-name="Arial1" fo:font-size="12pt" fo:language="sk" fo:country="SK" style:text-underline-style="none" officeooo:rsid="0012e9aa" style:text-blinking="false" fo:background-color="transparent" loext:char-shading-value="0" style:font-size-asian="10.5pt" style:font-size-complex="12pt"/>
    </style:style>
    <style:style style:name="T8" style:family="text">
      <style:text-properties style:text-line-through-style="none" style:text-line-through-type="none" style:font-name="Arial1" fo:font-size="12pt" fo:language="sk" fo:country="SK" style:text-underline-style="none" officeooo:rsid="00215055" style:text-blinking="false" fo:background-color="transparent" loext:char-shading-value="0" style:font-size-asian="10.5pt" style:font-size-complex="12pt"/>
    </style:style>
    <style:style style:name="T9" style:family="text">
      <style:text-properties fo:font-variant="normal" fo:text-transform="none" fo:color="#000000" style:font-name="Verdana" fo:font-size="12.3000001907349pt" fo:letter-spacing="normal" fo:font-style="normal"/>
    </style:style>
    <style:style style:name="T10" style:family="text">
      <style:text-properties fo:font-variant="normal" fo:text-transform="none" fo:color="#000000" style:font-name="Verdana" fo:font-size="12.3000001907349pt" fo:letter-spacing="normal" fo:font-style="normal" fo:font-weight="bold" style:font-weight-asian="bold" style:font-weight-complex="bold"/>
    </style:style>
    <style:style style:name="T11" style:family="text">
      <style:text-properties officeooo:rsid="00125a16"/>
    </style:style>
    <style:style style:name="T12" style:family="text">
      <style:text-properties officeooo:rsid="001ff3df"/>
    </style:style>
    <style:style style:name="T13" style:family="text">
      <style:text-properties officeooo:rsid="001c2b09"/>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49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87841371997902309" text:style-name="L1">
        <text:list-item>
          <text:p text:style-name="P3">Definice cíle:</text:p>
          <text:p text:style-name="P1"/>
          <text:list>
            <text:list-header>
              <text:p text:style-name="P4"><text:span text:style-name="T10">definice cíle týmového projektu</text:span></text:p>
            </text:list-header>
          </text:list>
        </text:list-item>
      </text:list>
      <text:p text:style-name="P15"><text:span text:style-name="T7">Cieľom projektu je vytvoriť efektivnejšiu aplik</text:span><text:span text:style-name="T8">á</text:span><text:span text:style-name="T7">ciu pre výučbu nových motoristov, ktor</text:span><text:span text:style-name="T8">í</text:span><text:span text:style-name="T7"> sa nie len naučia správne testové odpovede, ktoré potrebujú k </text:span><text:span text:style-name="T8">ú</text:span><text:span text:style-name="T7">spešnému absolvovaniu skušky, ale aj precvičia svoje zručnosti pri riešení križovatiek. Pre nových vodičov je často náročné riešiť komplexné križovatky, preto sa chcem</text:span><text:span text:style-name="T8">e</text:span><text:span text:style-name="T7"> zamerať na to, aby riešenie rôznyc</text:span><text:span text:style-name="T8">h</text:span><text:span text:style-name="T7"> križovatiek nebol žiadny problém. </text:span></text:p>
      <text:list xml:id="list4715108453863" text:continue-numbering="true" text:style-name="L1">
        <text:list-item>
          <text:list>
            <text:list-item>
              <text:p text:style-name="P6">studium existujících řešení, seznámení se s existujícími aplikacemi, inspirace</text:p>
            </text:list-item>
          </text:list>
        </text:list-item>
      </text:list>
      <text:p text:style-name="P14"><text:span text:style-name="T1">Na internete je dnes mnoho online webových riešení. Sám som niektoré z nich používal. Vý</text:span><text:span text:style-name="T2">h</text:span><text:span text:style-name="T1">odou bolo, že testy boli a</text:span><text:span text:style-name="T2">k</text:span><text:span text:style-name="T1">tuálne a boli vyhodnotené ihneď po ukončení testu. <text:s/></text:span><text:span text:style-name="T2">Na druhej strane v</text:span><text:span text:style-name="T1">äčšine aplikácií chýbal</text:span><text:span text:style-name="T2">i</text:span><text:span text:style-name="T1"> rôzne funkcie ako napríklad test iba z niektorých tématických okruhov(dopravné značenie, predpisy, križovatky). Chýbal</text:span><text:span text:style-name="T2">a</text:span><text:span text:style-name="T1"> im napríklad aj </text:span><text:span text:style-name="T2">databáza starých výsledkov, pre porovnávanie zlepšenia skúseností užvateľa, </text:span><text:span text:style-name="T1">funkcia tlačenia testov a podobne. <text:s/>Preto by sme radi tieto funkcie impllementovali do našej aplikácie.</text:span></text:p>
      <text:list xml:id="list4714294274681" text:continue-numbering="true" text:style-name="L1">
        <text:list-item>
          <text:list>
            <text:list-item>
              <text:p text:style-name="P6">definice cílového produktu</text:p>
            </text:list-item>
          </text:list>
        </text:list-item>
      </text:list>
      <text:p text:style-name="P13"><text:span text:style-name="T3">Cie</text:span><text:span text:style-name="T4">ľom</text:span><text:span text:style-name="T3"> našej aplikácie </text:span><text:span text:style-name="T4">je</text:span><text:span text:style-name="T3"> vytvoriť pohodlné rozhranie medzi už</text:span><text:span text:style-name="T5">í</text:span><text:span text:style-name="T3">vateľom a látkou, ktorú sa má naučiť. Ak dosiahneme dostatoč</text:span><text:span text:style-name="T6">ne prehľadné a efektívne rozhranie</text:span><text:span text:style-name="T3">, u</text:span><text:span text:style-name="T6">ží</text:span><text:span text:style-name="T3">vateľ </text:span><text:span text:style-name="T6">bude lepšie chápať preberanú látku, čím by sme mohli dosiahnuť menšiu nehodovosť na cestách. Avšak naším hlavným cieľom je zeefktívnenie prípravy na testy predovšetkým pre <text:s text:c="2"/>študentov autoškoly, ako aj pre kohokoľvek ľubovoľného veku, kto si bude chcieť precvičiť znalosti autoškoly a testových otázok.</text:span></text:p>
      <text:p text:style-name="P5"/>
      <text:list xml:id="list4714212735841" text:continue-numbering="true" text:style-name="L1">
        <text:list-item>
          <text:p text:style-name="P2">Analýza produktu:</text:p>
          <text:list>
            <text:list-item>
              <text:p text:style-name="P9">co je funkce aplikace, ke které vyvíjíte rozhraní</text:p>
            </text:list-item>
          </text:list>
        </text:list-item>
      </text:list>
      <text:p text:style-name="P10">Aplikácia bude vhodnou pomôckou pre študentov autoškoly. <text:span text:style-name="T11">Budú si v nej môcť opakovať a učiť sa testové otázky, prípadne zdokonalovať svoje vedomosti o zákonoch a pravidlách cestnej premávky.</text:span></text:p>
      <text:p text:style-name="P10"/>
      <text:list xml:id="list4715127479986" text:continue-numbering="true" text:style-name="L1">
        <text:list-item>
          <text:list>
            <text:list-item>
              <text:p text:style-name="P6">co si od výsledného rozhraní slibujete</text:p>
            </text:list-item>
          </text:list>
        </text:list-item>
      </text:list>
      <text:p text:style-name="P12">Aplikácia bude vo forme webovej stránky, ktorá bude intuitívna, jednoduchá a hlavne zaujímavá a moderná, aby si ju študenti obľubili a nemali problém s hľadaním motivácie do štúdia. Bude obsahovať aj interaktívne prvky ako napríklad simulácie križovatiek</text:p>
      <text:p text:style-name="P12"/>
      <text:list xml:id="list4715100440801" text:continue-numbering="true" text:style-name="L1">
        <text:list-item>
          <text:list>
            <text:list-item>
              <text:p text:style-name="P6"><text:soft-page-break/>jaká je cílová skupina uživatelů</text:p>
            </text:list-item>
          </text:list>
        </text:list-item>
      </text:list>
      <text:p text:style-name="P11">Aplikáciu tvoríme hlavne pre študentov autoškoly. Najväčšiu časť budu tvoriť mladí ľudia od 16 do 25 rokov. Táto skupina ľudí používa moderné technol<text:span text:style-name="T12">ó</text:span>gie v každodennom živote, <text:span text:style-name="T13">preto by nemali mať žiadny problém s ovladaním aplikácie.</text:span></text:p>
      <text:p text:style-name="P11"/>
      <text:list xml:id="list4713825993070" text:continue-numbering="true" text:style-name="L1">
        <text:list-item>
          <text:list>
            <text:list-item>
              <text:p text:style-name="P6">jaká bude cílová platforma/zařízení</text:p>
            </text:list-item>
          </text:list>
        </text:list-item>
      </text:list>
      <text:p text:style-name="P11"><text:span text:style-name="T13">Aplikácia bude navrhnutá hlavne pre využívanie na PC alebo notebookoch, ale pozmeniť UI, aby bol vhodný aj pre telefón je jednou z možnosti. Mala by mať aj interakciu pre vstup z dotykového displeja, keďže je ním dnes väčšina zariadení vybavená.</text:span></text:p>
      <text:p text:style-name="P11"/>
      <text:list xml:id="list4713124425191" text:continue-numbering="true" text:style-name="L1">
        <text:list-item>
          <text:list>
            <text:list-item>
              <text:p text:style-name="P6">jaké jsou klíčové atributy navrženého rozhraní</text:p>
            </text:list-item>
            <text:list-item>
              <text:p text:style-name="P7"><text:span text:style-name="T9">a další</text:span></text:p>
            </text:list-item>
          </text:list>
        </text:list-item>
      </text:list>
      <text:p text:style-name="P8"><text:span text:style-name="T9">Medzi kľučové vlastnosti patrí spôsob vyberania testov. Užibateľ si môže vybrať test, ktorý chce precvičiť alebo si môže pomocou funkcie generovania testov spraviť test na mieru pre neho. Tým myslím, že precvičí otázky, s ktorými mal problém alebo precvičí iba istú oblasť otázok ako napríklad križovatky či značk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Verdana" svg:font-family="Verdana, Geneva, 'DejaVu Sans',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io </meta:initial-creator>
    <meta:creation-date>2016-10-30T23:58:10.057179168</meta:creation-date>
    <dc:date>2016-10-31T00:47:12.961870636</dc:date>
    <dc:creator>Adio </dc:creator>
    <meta:editing-duration>PT8M32S</meta:editing-duration>
    <meta:editing-cycles>1</meta:editing-cycles>
    <meta:document-statistic meta:table-count="0" meta:image-count="0" meta:object-count="0" meta:page-count="2" meta:paragraph-count="19" meta:word-count="443" meta:character-count="3009" meta:non-whitespace-character-count="2591"/>
    <meta:generator>LibreOffice/4.4.6.3$Linux_X86_64 LibreOffice_project/40m0$Build-3</meta:generator>
  </office:meta>
</office:document-meta>
</file>